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704f3" officeooo:paragraph-rsid="000704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Персональный зачётный лист / Questions list [personal]</text:p>
      <text:p text:style-name="P1"/>
      <text:p text:style-name="P1">Время отведённое на тест из 12 вопросов: 20 минут, после чего Ваши заполненные листы соберут для подсчёта баллов.</text:p>
      <text:p text:style-name="P1">После подведения итогов жюри огласит результаты теста.</text:p>
      <text:p text:style-name="P1"/>
      <text:p text:style-name="P1">_____________________</text:p>
      <text:p text:style-name="P1"><text:s/>клуб</text:p>
      <text:p text:style-name="P1"/>
      <text:p text:style-name="P1">_________________________ <text:s text:c="3"/>_____________________ <text:s text:c="16"/>____________</text:p>
      <text:p text:style-name="P1"><text:s/>Фамилия <text:s text:c="26"/>Имя <text:s text:c="34"/>дата</text:p>
      <text:p text:style-name="P1"/>
      <text:p text:style-name="P1"/>
      <text:p text:style-name="P1"># Заполните пропуски в каждом из 12 текстов:</text:p>
      <text:p text:style-name="P1"/>
      <text:p text:style-name="P1">1: И создал Господь Бог из ребра, взятого у человека, жену, и</text:p>
      <text:p text:style-name="P1">привел ее к человеку. </text:p>
      <text:p text:style-name="P1">(_______. 2:22)</text:p>
      <text:p text:style-name="P1"/>
      <text:p text:style-name="P1">2: Когда взираю я на небеса Твои - дело Твоих перстов, на _________ __ ___________, которые Ты поставил, то что есть человек, что Ты помнишь его, и сын человеческий, что Ты _____________ его? </text:p>
      <text:p text:style-name="P1"><text:s/>(Пс. 8:______)</text:p>
      <text:p text:style-name="P1"/>
      <text:p text:style-name="P1">3: И сотворил Бог человека ___ __________ _________, по образу Божию сотворил его; _________ __ __________ сотворил их. </text:p>
      <text:p text:style-name="P1"><text:s/>(Быт. 1: __ )</text:p>
      <text:p text:style-name="P1"/>
      <text:p text:style-name="P1">4: И облечься в ___________ <text:s/>_____________, созданного по Богу, в праведности и святости истины. (______. 4:24)</text:p>
      <text:p text:style-name="P1"/>
      <text:p text:style-name="P1">5: И создал Господь Бог человека из ____________ <text:s text:c="2"/>______________, и вдунул в лицо его ____________ <text:s/>____________ , и стал человек душою живою. </text:p>
      <text:p text:style-name="P1"><text:s/>(Быт. ____:7)</text:p>
      <text:p text:style-name="P1"/>
      <text:p text:style-name="P1">6: Только это я нашел, что Бог __________ _____________ _____________, а люди пустились во многие помыслы. </text:p>
      <text:p text:style-name="P1"><text:s/>(Еккл. __ :29)</text:p>
      <text:p text:style-name="P1"/>
      <text:p text:style-name="P1">7: Поднимите глаза ваши на высоту небес и посмотрите, кто сотворил их? Кто выводит ___________ их счетом? Он всех их называет по имени: по _____________ _____________ и великой силе у Него ничто не выбывает. </text:p>
      <text:p text:style-name="P1"><text:s/>( ______ . 40:26)</text:p>
      <text:p text:style-name="P1"/>
      <text:p text:style-name="P1">8: Ибо мы Им живем __ ______________ и существуем, как и некоторые из ваших ________________ говорили: «мы Его и род». </text:p>
      <text:p text:style-name="P1"><text:s/>(Деян. 17:___ )</text:p>
      <text:p text:style-name="P1"/>
      <text:p text:style-name="P1">9: Как многочисленны дела Твои, Господи! Все соделал Ты __________; земля полна ______________________ Твоих. </text:p>
      <text:p text:style-name="P1"><text:s/>(Пс. _____ :24)</text:p>
      <text:p text:style-name="P1"/>
      <text:p text:style-name="P1">10: Вот ___________, которого Я создал, как и тебя; он ест траву, как _________. </text:p>
      <text:p text:style-name="P1"><text:s/>(Иов _____ :10)</text:p>
      <text:p text:style-name="P1"/>
      <text:p text:style-name="P1">11: ____________ познаем, что веки устроены словом Божиим, так что из _____________ произошло видимое. </text:p>
      <text:p text:style-name="P1"><text:s/>(______. 11:3)</text:p>
      <text:p text:style-name="P1"/>
      <text:p text:style-name="P1">12: Славлю Тебя, потому что я ___________ <text:s/>______________. Дивны дела Твои, и душа моя вполне сознает это. </text:p>
      <text:p text:style-name="P1"><text:s/>(Пс. 138:____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2" meta:word-count="313" meta:character-count="2103" meta:non-whitespace-character-count="1715"/>
    <meta:generator>LibreOffice/5.1.6.2$Linux_X86_64 LibreOffice_project/10m0$Build-2</meta:generator>
  </office:meta>
</office:document-meta>
</file>